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language="nb" fo:country="NO"/>
    </style:style>
    <style:style style:name="P2" style:family="paragraph" style:parent-style-name="Text_20_body">
      <style:text-properties fo:language="nb" fo:country="NO"/>
    </style:style>
    <style:style style:name="P3" style:family="paragraph" style:parent-style-name="Text_20_body" style:list-style-name="L1">
      <style:text-properties fo:language="nb" fo:country="NO"/>
    </style:style>
    <style:style style:name="P4" style:family="paragraph" style:parent-style-name="Heading_20_1">
      <style:text-properties fo:language="nb" fo:country="NO"/>
    </style:style>
    <style:style style:name="P5" style:family="paragraph" style:parent-style-name="Heading_20_2">
      <style:text-properties fo:language="nb" fo:country="NO"/>
    </style:style>
    <style:style style:name="T1" style:family="text">
      <style:text-properties fo:language="nb" fo:country="NO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SvarUt</text:h>
      <text:p text:style-name="P1">Dette dokumentet er en oversikt over SvarUt programmvaren, hvilke tjenester denne tilbyr, og hva som kreves for å ta dette i bruk i en organisasjon. </text:p>
      <text:h text:style-name="P5" text:outline-level="2">Hva er SvarUt </text:h>
      <text:p text:style-name="P1">SvarUt er programvare som kan benyttes til å sette opp en intern kommunal tjeneste for å sende elektronisk post til privatpersoner og organisasjoner via de offentlige postkassene i Norge.no og Altinn , samt forsendelser med vanlig post. </text:p>
      <text:p text:style-name="P1">SvarUt vil typisk gjøres i form av en WebService, som andre applikasjoner i kommunen kan benytte seg av for å sende ut dokumenter.</text:p>
      <text:h text:style-name="P5" text:outline-level="2">Features:</text:h>
      <text:list xml:id="list2151164014" text:style-name="L1">
        <text:list-item>
          <text:p text:style-name="P3">Send elektronisk post til bedrifter og organisasjoner via Altinn postkasse.</text:p>
        </text:list-item>
        <text:list-item>
          <text:p text:style-name="P3">Send elektronisk post til privatpersoner via Minside.Norge.no postkasse.</text:p>
        </text:list-item>
        <text:list-item>
          <text:p text:style-name="P3">Overhold 7-dagers regelen ved elektronisk distribusjon:</text:p>
          <text:list>
            <text:list-item>
              <text:p text:style-name="P3">Kontrollerer om en utsendelse leses elektronisk.</text:p>
            </text:list-item>
            <text:list-item>
              <text:p text:style-name="P3">Videresender til print leverandør dersom elektronisk adresse ikke er angitt, eller dokumentet ikke ble lest elektronisk.</text:p>
            </text:list-item>
          </text:list>
        </text:list-item>
        <text:list-item>
          <text:p text:style-name="P3">Send epost (uten oppfølging i forhold til 7-dagers regelen).</text:p>
        </text:list-item>
        <text:list-item>
          <text:p text:style-name="P3">Eksempel-kode med WebService grensesnitt (Soap (jax-ws) og Rest (jax-rs)) og kjørbare integrasjonstester mot inkludert virtuell maskin.</text:p>
        </text:list-item>
        <text:list-item>
          <text:p text:style-name="P3">Ta vare på utsendelser i et eget arkiv i et konfigurer-bart antall dager.</text:p>
        </text:list-item>
        <text:list-item>
          <text:p text:style-name="P3">Administrasjons modul (jmx).</text:p>
        </text:list-item>
      </text:list>
      <text:h text:style-name="P4" text:outline-level="1">Hvem kan nyttiggjøre seg SvarUt </text:h>
      <text:p text:style-name="P1">SvarUt er tilgjengelig som fri programvare (kildekode), det vil si programvare der brukeren har lisensfestet rett til å endre og re-distribuere programvaren (se Lisens). Foreløpig vedlikeholdes SvarUt av Bergen Kommune (se Kontakt info) og programvare og dokumentasjon kan lastes ned fra <text:a xlink:type="simple" xlink:href="http://delingsbazaren.no/">Delingsbazaren</text:a>. </text:p>
      <text:p text:style-name="P1">Senere kan det bli aktuelt at SvarUt etableres som et "dugnadsprosjekt" mellom kommuner som bruker SvarUt, og at videreutvikling av programvaren blir et felles anliggende. </text:p>
      <text:h text:style-name="P5" text:outline-level="2">Krav til kunnskaper</text:h>
      <text:p text:style-name="P1">SvarUt er skrevet i Java og består av rutinebibliotek og eksempelkode. Koden bygges med Maven, man må konfigurere eksempelkoden med egne parametre for kontakt med Norge.no og Altinn før eksempelkoden vil virke. </text:p>
      <text:p text:style-name="P1">Man vil trenge gode kunnskaper om Spring og Enterprise Java for å kunne nyttiggjøre seg SvarUt-koden slik den foreligger, og påregne programmering for å få til et produksjonsklart prosjekt.</text:p>
      <text:h text:style-name="P5" text:outline-level="2"><text:soft-page-break/>Krav til arkitektur</text:h>
      <text:p text:style-name="P1">Man vil trenge runtime miljøer for utvikling, test og produksjon i form av J2EE-applikasjons-servere – som Jboss, Jetty, Tomcat, WebSphere, WebLogic eller lignende. I tillegg kommer en SQL database med Jdbc støtte – det er fullt mulig å implementere SvarUt kun gjennom fri programvare (Open Source). </text:p>
      <text:h text:style-name="P5" text:outline-level="2">Tilpasninger</text:h>
      <text:p text:style-name="P1">Som nevnt over kreves det en del koding for å ta applikasjonen i bruk i organisasjonen, for det meste i form av at man må utforme integrasjoner mot eksisterende kommunale systemer på den ene siden og leverandører av for eksempel print-tjenester på den andre. </text:p>
      <text:p text:style-name="P1">SvarUt koden tilrettelegger for utforming av disse integrasjonene gjennom interfacer, i print-tjeneste eksempelet gjennom PrintServiceProvider. Eksempelkoden leveres med mocks for disse grensesnittene, slik at integrasjonstester kan kjøres.</text:p>
      <text:h text:style-name="P4" text:outline-level="1">Lisens</text:h>
      <text:p text:style-name="P1">GPL v.3 (http://www.gnu.org/copyleft/gpl.html).</text:p>
      <text:h text:style-name="P5" text:outline-level="2">Kontakt informasjon.</text:h>
      <text:p text:style-name="P1">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Zen Hei" style:font-size-asian="14pt" style:font-weight-asian="bold" style:font-name-complex="Lohit Hindi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inar Valen</meta:initial-creator>
    <meta:creation-date>2011-08-23T12:13:04</meta:creation-date>
    <dc:date>2011-11-22T12:30:56</dc:date>
    <dc:creator>Einar Valen</dc:creator>
    <meta:editing-duration>PT5H56M51S</meta:editing-duration>
    <meta:editing-cycles>15</meta:editing-cycles>
    <meta:generator>LibreOffice/3.4$Unix LibreOffice_project/340m1$Build-302</meta:generator>
    <meta:document-statistic meta:table-count="0" meta:image-count="0" meta:object-count="0" meta:page-count="2" meta:paragraph-count="30" meta:word-count="450" meta:character-count="3054" meta:non-whitespace-character-count="2634"/>
  </office:meta>
</office:document-meta>
</file>